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rsid="000db2b6" officeooo:paragraph-rsid="000db2b6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1" officeooo:rsid="000db2b6" officeooo:paragraph-rsid="000db2b6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style:font-name="Arial1" officeooo:rsid="000db2b6" officeooo:paragraph-rsid="000db2b6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Arial1" officeooo:rsid="000db2b6" officeooo:paragraph-rsid="000db2b6"/>
    </style:style>
    <style:style style:name="P6" style:family="paragraph" style:parent-style-name="Standard" style:list-style-name="L4">
      <style:paragraph-properties fo:line-height="150%" fo:text-align="justify" style:justify-single-word="false"/>
      <style:text-properties style:font-name="Arial1" officeooo:rsid="000db2b6" officeooo:paragraph-rsid="000db2b6"/>
    </style:style>
    <style:style style:name="P7" style:family="paragraph" style:parent-style-name="Standard" style:list-style-name="L6">
      <style:paragraph-properties fo:line-height="150%" fo:text-align="justify" style:justify-single-word="false"/>
      <style:text-properties style:font-name="Arial1" officeooo:rsid="000db2b6" officeooo:paragraph-rsid="000db2b6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fo:font-weight="bold" officeooo:rsid="000db2b6" officeooo:paragraph-rsid="000db2b6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font-weight="normal" officeooo:rsid="000db2b6" officeooo:paragraph-rsid="000db2b6" style:font-weight-asian="normal" style:font-weight-complex="normal"/>
    </style:style>
    <style:style style:name="P10" style:family="paragraph" style:parent-style-name="Standard" style:list-style-name="L7">
      <style:paragraph-properties fo:line-height="150%" fo:text-align="justify" style:justify-single-word="false"/>
      <style:text-properties style:font-name="Arial1" fo:font-weight="normal" officeooo:rsid="000db2b6" officeooo:paragraph-rsid="000db2b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dentifique Todos os requisitos funcionais e as regras de negócio de uma biblioteca. </text:p>
      <text:p text:style-name="P1"/>
      <text:p text:style-name="P2">Intangíveis: Emprestar, devolver, renovar, reservar. </text:p>
      <text:p text:style-name="P2"/>
      <text:p text:style-name="P2">Tangíveis: Livro, cliente, local, funcionário.</text:p>
      <text:p text:style-name="P2"/>
      <text:p text:style-name="P2">Requisitos Funcionais</text:p>
      <text:p text:style-name="P2"/>
      <text:p text:style-name="P2"><text:span text:style-name="T1">RF001</text:span> – O sistema deve permitir cadastrar os livros (CRUD: Criar, ler, alterar e deletar)</text:p>
      <text:p text:style-name="P2"><text:span text:style-name="T1">RN001</text:span>(regra negocio) – O cadastro do livro deve ter os seguintes campos:</text:p>
      <text:list xml:id="list3898777924" text:style-name="L1">
        <text:list-item>
          <text:p text:style-name="P3">Código do livro: Campo obrigatório, máscara: NNNNNNN:SS (Número: série);</text:p>
        </text:list-item>
        <text:list-item>
          <text:p text:style-name="P3">Título: Campo Obrigatório;</text:p>
        </text:list-item>
        <text:list-item>
          <text:p text:style-name="P3">Autor: Campo Obrigatório;</text:p>
        </text:list-item>
        <text:list-item>
          <text:p text:style-name="P3">Sinopse/Resumo;</text:p>
        </text:list-item>
        <text:list-item>
          <text:p text:style-name="P3">Editora: Campo Obrigatório;</text:p>
        </text:list-item>
        <text:list-item>
          <text:p text:style-name="P3">Ano: Campo Obrigatório;</text:p>
        </text:list-item>
        <text:list-item>
          <text:p text:style-name="P3">Edição: Campo Obrigatório;</text:p>
        </text:list-item>
        <text:list-item>
          <text:p text:style-name="P3">Localização: Campo Obrigatório (Referência com local);</text:p>
        </text:list-item>
        <text:list-item>
          <text:p text:style-name="P3">Situação: Campo Obrigatório, domínio: Disponível, locado, desaparecido, não locável, estragado.</text:p>
        </text:list-item>
      </text:list>
      <text:p text:style-name="P2"/>
      <text:p text:style-name="P2"><text:span text:style-name="T1">RF002</text:span> – O sistema deve permitir cadastrar os clientes (CRUD: Criar, ler, alterar e deletar)</text:p>
      <text:p text:style-name="P2"><text:span text:style-name="T1">RN002 </text:span>– O cadastro do cliente deve ter os seguintes campos:</text:p>
      <text:list xml:id="list171203648324447" text:continue-numbering="true" text:style-name="L1">
        <text:list-item>
          <text:p text:style-name="P3">Código do cliente: Campo obrigatório;</text:p>
        </text:list-item>
        <text:list-item>
          <text:p text:style-name="P3">Nome: Campo Obrigatório;</text:p>
        </text:list-item>
        <text:list-item>
          <text:p text:style-name="P3">CPF: Campo Obrigatório;</text:p>
        </text:list-item>
        <text:list-item>
          <text:p text:style-name="P3">RG; Campo Obrigatório;</text:p>
        </text:list-item>
        <text:list-item>
          <text:p text:style-name="P3">Data de nascimento: Campo Obrigatório;</text:p>
        </text:list-item>
        <text:list-item>
          <text:p text:style-name="P3">Ano: Campo Obrigatório;</text:p>
        </text:list-item>
        <text:list-item>
          <text:p text:style-name="P3">Endereço: Campo Obrigatório;</text:p>
        </text:list-item>
        <text:list-item>
          <text:p text:style-name="P3">E-mail: Campo Obrigatório;</text:p>
        </text:list-item>
        <text:list-item>
          <text:p text:style-name="P3">Telefone: Campo Obrigatório;</text:p>
        </text:list-item>
        <text:list-item>
          <text:p text:style-name="P3">Situação: Campo Obrigatório, domínio: Ativo Inativo, Devedor;</text:p>
        </text:list-item>
      </text:list>
      <text:p text:style-name="P2"><text:span text:style-name="T1"/></text:p>
      <text:p text:style-name="P2"><text:span text:style-name="T1"/></text:p>
      <text:p text:style-name="P2"><text:soft-page-break/><text:span text:style-name="T1">RF003</text:span> – O sistema deve permitir cadastrar os clientes (CRUD: Criar, ler, alterar e deletar)</text:p>
      <text:p text:style-name="P2"/>
      <text:p text:style-name="P2"><text:span text:style-name="T1">RN003 </text:span>– O cadastro do funcionário deve ter os seguintes campos:</text:p>
      <text:list xml:id="list171203268467205" text:continue-numbering="true" text:style-name="L1">
        <text:list-item>
          <text:p text:style-name="P3">Código do funcionário: Campo obrigatório;</text:p>
        </text:list-item>
        <text:list-item>
          <text:p text:style-name="P3">Nome: Campo Obrigatório;</text:p>
        </text:list-item>
        <text:list-item>
          <text:p text:style-name="P3">CPF: Campo Obrigatório;</text:p>
        </text:list-item>
        <text:list-item>
          <text:p text:style-name="P3">RG; Campo Obrigatório;</text:p>
        </text:list-item>
        <text:list-item>
          <text:p text:style-name="P3">Data de nascimento: Campo Obrigatório;</text:p>
        </text:list-item>
        <text:list-item>
          <text:p text:style-name="P3">Ano: Campo Obrigatório;</text:p>
        </text:list-item>
        <text:list-item>
          <text:p text:style-name="P3">Endereço: Campo Obrigatório;</text:p>
        </text:list-item>
        <text:list-item>
          <text:p text:style-name="P3">E-mail: Campo Obrigatório;</text:p>
        </text:list-item>
        <text:list-item>
          <text:p text:style-name="P3">Telefone: Campo Obrigatório;</text:p>
        </text:list-item>
        <text:list-item>
          <text:p text:style-name="P3">Situação: Campo Obrigatório, domínio: Ativo Inativo, Devedor;</text:p>
          <text:p text:style-name="P3"><text:span text:style-name="T1">RF004</text:span> – O sistema deve permitir cadastrar os funcionários (CRUD: Criar, ler, alterar e deletar)</text:p>
        </text:list-item>
      </text:list>
      <text:p text:style-name="P2"><text:span text:style-name="T1">RF004</text:span> – O sistema deve permitir cadastrar os locais dos livros</text:p>
      <text:p text:style-name="P2"><text:span text:style-name="T1">RN006 </text:span>– O cadastro do local deve ter os seguintes campos:</text:p>
      <text:list xml:id="list2806023226" text:style-name="L3">
        <text:list-item>
          <text:p text:style-name="P4">Código do local: Campo obrigatório;</text:p>
        </text:list-item>
        <text:list-item>
          <text:p text:style-name="P4">Descrição do local: Campo obrigatório;</text:p>
        </text:list-item>
        <text:list-item>
          <text:p text:style-name="P4">Andar: Campo obrigatório;</text:p>
        </text:list-item>
        <text:list-item>
          <text:p text:style-name="P4">Prédio: Campo obrigatório;</text:p>
        </text:list-item>
      </text:list>
      <text:p text:style-name="P2"/>
      <text:p text:style-name="P2"><text:span text:style-name="T1">RF005</text:span> – O sistema deve permitir emprestar livros para os clientes. </text:p>
      <text:p text:style-name="P2"><text:span text:style-name="T1">RN007</text:span> – O cadastro de empréstimo deve ter os seguintes campos:</text:p>
      <text:list xml:id="list744302281" text:style-name="L2">
        <text:list-item>
          <text:p text:style-name="P5">Código de Empréstimo: Campo obrigatório, auto-incremento.</text:p>
        </text:list-item>
        <text:list-item>
          <text:p text:style-name="P5">Código do cliente: Campo obrigatório, referencia o cliente.</text:p>
        </text:list-item>
        <text:list-item>
          <text:p text:style-name="P5">Código do livro: Campo obrigatório, referencia o livro.</text:p>
        </text:list-item>
        <text:list-item>
          <text:p text:style-name="P5">Código do funcionário: Campo obrigatório, referencia o funcionário.</text:p>
        </text:list-item>
        <text:list-item>
          <text:p text:style-name="P5">Data do Empréstimo: Campo obrigatório;</text:p>
        </text:list-item>
        <text:list-item>
          <text:p text:style-name="P5">Data Prevista de Devolução: Campo Obrigatório; (Calcular: Dt prevista = dt. Empréstimo + 7 dias)</text:p>
        </text:list-item>
      </text:list>
      <text:p text:style-name="P2"/>
      <text:p text:style-name="P2"><text:span text:style-name="T1">RN008</text:span> – Os livros somente poderão ser emprestado para clientes com Situação=“Ativo”;</text:p>
      <text:p text:style-name="P2"><text:span text:style-name="T1">RN009</text:span> – Somente os livros com situação=“disponível” poderão ser emprestado;</text:p>
      <text:p text:style-name="P2"><text:soft-page-break/><text:span text:style-name="T1">RN010</text:span> – O cliente só poderá emprestar no máximo 5 livros. Obs: O sistema deve verificar todos os livros do cliente com data de devolução em aberto.</text:p>
      <text:p text:style-name="P2"><text:span text:style-name="T1">RN011</text:span> – Se o cliente tiver “reserva” para este livro, modificar a situação reserva para “fechado”;</text:p>
      <text:p text:style-name="P2"><text:span text:style-name="T1">RN012 – </text:span><text:span text:style-name="T2">Validar se o livro possui reserva com situação em “aberto”.</text:span></text:p>
      <text:p text:style-name="P9"><text:span text:style-name="T1">RN018</text:span><text:span text:style-name="T2"> – O sistema deve mudar o status para “cancelado”, caso a data do e-mail seja maior que 7 dias da data atual.</text:span></text:p>
      <text:p text:style-name="P2"><text:span text:style-name="T1"/></text:p>
      <text:p text:style-name="P2"><text:span text:style-name="T1">RF006</text:span><text:span text:style-name="T2"> – O sistema deve permitir a devolução do livro.</text:span></text:p>
      <text:p text:style-name="P8">RN013 – <text:span text:style-name="T2">O registro de devolução deve ter os seguintes campos:</text:span></text:p>
      <text:list text:style-name="L4">
        <text:list-item>
          <text:p text:style-name="P6">O funcionário consulta o código do livro devolvido pelo cliente;</text:p>
        </text:list-item>
        <text:list-item>
          <text:p text:style-name="P6">O sistema traz os dados da locação;</text:p>
        </text:list-item>
        <text:list-item>
          <text:p text:style-name="P6">O funcionário deve cadastrar: Data de devolução: Campo obrigatório;</text:p>
        </text:list-item>
        <text:list-item>
          <text:p text:style-name="P6">O sistema deve informar: </text:p>
          <text:p text:style-name="P6"><text:s/>– Valor da multa: Se data devolução &lt;= Data de previsão (empréstimo)</text:p>
          <text:p text:style-name="P6">gravar 0(zero)</text:p>
          <text:p text:style-name="P6"><text:s/>– Status da multa: Não aplicado, pago, em aberto;</text:p>
        </text:list-item>
      </text:list>
      <text:p text:style-name="P2"><text:span text:style-name="T1">RN014</text:span> – Caso o cliente não pegue a multa, modificar a situação do cliente para “devedor”;</text:p>
      <text:p text:style-name="P2"><text:span text:style-name="T1">RN015</text:span> – O sistema deve enviar um e-mail para cliente que tiver reserva para este livro com situação “aberto”, e atualizar o campo da reserva para status: avisado e incluir o campo data e-mail.</text:p>
      <text:p text:style-name="P2"><text:span text:style-name="T1">RF007 </text:span>– O sistema deve permitir renovar o livro do cliente;</text:p>
      <text:p text:style-name="P8">RN016 – <text:span text:style-name="T2">O registro de renovação deve ter os seguintes campos:</text:span></text:p>
      <text:list text:style-name="L6">
        <text:list-item>
          <text:p text:style-name="P7">O funcionário consulta o código do livro a ser renovado pelo cliente;</text:p>
        </text:list-item>
        <text:list-item>
          <text:p text:style-name="P7">O sistema traz os dados da locação;</text:p>
        </text:list-item>
        <text:list-item>
          <text:p text:style-name="P7">O sistema valida se tem reserva para o livro, se tiver o cliente será obrigado a devolver o livro. Senão deverá alterar a locação, campo data prevista de devolução para mais 7 dias da data anterior.</text:p>
        </text:list-item>
      </text:list>
      <text:p text:style-name="P8">RF007 – <text:span text:style-name="T2">O sistema deve permitir reservar o livro.</text:span></text:p>
      <text:p text:style-name="P8">RN017 – <text:span text:style-name="T2">O cadastro de reserva deve ter os seguintes campos:</text:span></text:p>
      <text:list text:style-name="L7">
        <text:list-item>
          <text:p text:style-name="P10">Código de reserva: Campo Obrigatório;</text:p>
        </text:list-item>
        <text:list-item>
          <text:p text:style-name="P10">Código do cliente: Campo Obrigatório;</text:p>
        </text:list-item>
        <text:list-item>
          <text:p text:style-name="P10">Código do livro: Campo Obrigatório;</text:p>
        </text:list-item>
        <text:list-item>
          <text:p text:style-name="P10">Data de reserva: Campo Obrigatório;</text:p>
        </text:list-item>
        <text:list-item>
          <text:p text:style-name="P10"><text:soft-page-break/>Data de e-mail;</text:p>
        </text:list-item>
        <text:list-item>
          <text:p text:style-name="P10">Status: Campo obrigatório, domínio: aberto, avisado, cancelado, fechado.</text:p>
        </text:list-item>
        <text:list-item>
          <text:p text:style-name="P10">Código do Funcionário: Campo Obrigatório;</text:p>
        </text:list-item>
      </text:list>
      <text:p text:style-name="P9"/>
      <text:p text:style-name="P9"/>
      <text:p text:style-name="P9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5:58:15.167000000</meta:creation-date>
    <dc:date>2023-05-15T17:12:03.140000000</dc:date>
    <meta:editing-duration>PT1H13M48S</meta:editing-duration>
    <meta:editing-cycles>1</meta:editing-cycles>
    <meta:document-statistic meta:table-count="0" meta:image-count="0" meta:object-count="0" meta:page-count="4" meta:paragraph-count="85" meta:word-count="731" meta:character-count="4666" meta:non-whitespace-character-count="4041"/>
    <meta:generator>LibreOffice/7.5.0.3$Windows_X86_64 LibreOffice_project/c21113d003cd3efa8c53188764377a8272d9d6de</meta:generator>
  </office:meta>
</office:document-meta>
</file>